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541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853cm"/>
    </style:style>
    <style:style style:name="pr2" style:family="presentation" style:parent-style-name="Default-title">
      <style:graphic-properties fo:min-height="2.719cm"/>
    </style:style>
    <style:style style:name="pr3" style:family="presentation" style:parent-style-name="Default-subtitle">
      <style:graphic-properties draw:fill-color="#ffffff" fo:min-height="17.526cm"/>
    </style:style>
    <style:style style:name="pr4" style:family="presentation" style:parent-style-name="Default-subtitle">
      <style:graphic-properties draw:fill-color="#ffffff" fo:min-height="2.617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4" style:family="paragraph">
      <style:text-properties fo:color="#ff6600"/>
    </style:style>
    <style:style style:name="P5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T1" style:family="text">
      <style:text-properties fo:color="#00cc00" style:font-name="Liberation Sans" fo:font-size="18pt" fo:font-weight="bold" style:letter-kerning="true" style:font-name-asian="Droid Sans Fallback" style:font-size-asian="18pt" style:font-weight-asian="bold" style:font-name-complex="Nachlieli CLM" style:font-size-complex="18pt" style:font-weight-complex="bold"/>
    </style:style>
    <style:style style:name="T2" style:family="text">
      <style:text-properties fo:color="#000000" style:font-name="Liberation Sans" fo:font-size="16pt" fo:font-weight="bold" style:letter-kerning="true" style:font-name-asian="Droid Sans Fallback" style:font-size-asian="16pt" style:font-weight-asian="bold" style:font-name-complex="Nachlieli CLM" style:font-size-complex="16pt" style:font-weight-complex="bold"/>
    </style:style>
    <style:style style:name="T3" style:family="text">
      <style:text-properties fo:color="#000000" style:font-name="Liberation Sans" fo:font-size="16pt" fo:font-weight="normal" style:letter-kerning="true" style:font-name-asian="Droid Sans Fallback" style:font-size-asian="16pt" style:font-weight-asian="normal" style:font-name-complex="Nachlieli CLM" style:font-size-complex="16pt" style:font-weight-complex="normal"/>
    </style:style>
    <style:style style:name="T4" style:family="text">
      <style:text-properties fo:color="#000000" style:font-name="Liberation Sans" fo:font-size="16pt" style:letter-kerning="true" style:font-name-asian="Droid Sans Fallback" style:font-size-asian="16pt" style:font-name-complex="Nachlieli CLM" style:font-size-complex="16pt"/>
    </style:style>
    <style:style style:name="T5" style:family="text">
      <style:text-properties fo:color="#ff6600"/>
    </style:style>
    <style:style style:name="T6" style:family="text">
      <style:text-properties fo:color="#ff6600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cc00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font-name="Liberation Sans" fo:font-size="18pt" fo:font-weight="bold" style:letter-kerning="true" style:font-name-asian="Droid Sans Fallback" style:font-size-asian="18pt" style:font-weight-asian="bold" style:font-name-complex="Nachlieli CLM" style:font-size-complex="18pt" style:font-weight-complex="bold"/>
    </style:style>
    <style:style style:name="T12" style:family="text">
      <style:text-properties fo:color="#ff9900" style:font-name="Liberation Sans" fo:font-size="18pt" fo:font-weight="bold" style:letter-kerning="true" style:font-name-asian="Droid Sans Fallback" style:font-size-asian="18pt" style:font-weight-asian="bold" style:font-name-complex="Nachlieli CLM" style:font-size-complex="18pt" style:font-weight-complex="bold"/>
    </style:style>
    <style:style style:name="T13" style:family="text">
      <style:text-properties fo:color="#000000" style:font-name="Liberation Sans" fo:font-size="8pt" fo:font-weight="bold" style:letter-kerning="true" style:font-name-asian="Droid Sans Fallback" style:font-size-asian="8pt" style:font-weight-asian="bold" style:font-name-complex="Nachlieli CLM" style:font-size-complex="8pt" style:font-weight-complex="bold"/>
    </style:style>
    <style:style style:name="T14" style:family="text">
      <style:text-properties fo:color="#00cc00" style:font-name="Liberation Sans" fo:font-size="16pt" fo:font-weight="bold" style:letter-kerning="true" style:font-name-asian="Droid Sans Fallback" style:font-size-asian="16pt" style:font-weight-asian="bold" style:font-name-complex="Nachlieli CLM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13.716cm" svg:height="12.853cm" svg:x="13.462cm" svg:y="0.445cm">
          <draw:text-box>
            <text:p text:style-name="P1"><text:span text:style-name="T1"># Pane</text:span><text:span text:style-name="T1"><text:line-break/></text:span><text:span text:style-name="T1"> </text:span></text:p>
            <text:p text:style-name="P1"><text:span text:style-name="T2">Ctrl-b | <text:s text:c="15"/></text:span><text:span text:style-name="T3">Split the window vertically</text:span></text:p>
            <text:p text:style-name="P1"><text:span text:style-name="T2">Ctrl-b - <text:s text:c="15"/></text:span><text:span text:style-name="T3">Split window horizontally</text:span></text:p>
            <text:p text:style-name="P1"><text:span text:style-name="T4"/></text:p>
            <text:p text:style-name="P1"><text:span text:style-name="T2">Ctrl-z <text:s text:c="17"/></text:span><text:span text:style-name="T3">Zoom\Un-Zoom Pane </text:span></text:p>
            <text:p text:style-name="P2"><text:span text:style-name="T2"/></text:p>
            <text:p text:style-name="P2"><text:span text:style-name="T2">Ctrl-b q <text:s text:c="13"/></text:span><text:span text:style-name="T3">Show pane numbers &amp; press NUM</text:span></text:p>
            <text:p text:style-name="P1"><text:span text:style-name="T2">Ctrl-b ARROW <text:s text:c="2"/></text:span><text:span text:style-name="T3">Goto ARROW pane</text:span></text:p>
            <text:p text:style-name="P1"><text:span text:style-name="T2"/></text:p>
            <text:p text:style-name="P1"><text:span text:style-name="T2">Ctrl-b { <text:s text:c="15"/></text:span><text:span text:style-name="T3">Move the current pane left</text:span></text:p>
            <text:p text:style-name="P1"><text:span text:style-name="T2">Ctrl-b } <text:s text:c="15"/></text:span><text:span text:style-name="T3">Move the current pane right</text:span><text:span text:style-name="T3"><text:line-break/></text:span><text:span text:style-name="T3"><text:line-break/></text:span><text:span text:style-name="T2">Ctrl-b ARROW (Keep holding Ctrl)</text:span><text:span text:style-name="T3"> <text:s text:c="3"/>Resize pane </text:span><text:span text:style-name="T3"><text:line-break/></text:span><text:span text:style-name="T3"/></text:p>
            <text:p text:style-name="P1"><text:span text:style-name="T2"/></text:p>
            <text:p text:style-name="P1"><text:span text:style-name="T2">Ctrl-b x <text:s text:c="14"/></text:span><text:span text:style-name="T3">kill pane</text:span></text:p>
            <text:p text:style-name="P1"><text:span text:style-name="T2">Exit \ Ctrl-d <text:s text:c="7"/></text:span><text:span text:style-name="T3">Exit pane</text:span></text:p>
            <text:p text:style-name="P2"><text:span text:style-name="T4"/></text:p>
            <text:p text:style-name="P1"><text:span text:style-name="T2"/></text:p>
          </draw:text-box>
        </draw:frame>
        <draw:frame presentation:style-name="pr2" draw:text-style-name="P4" draw:layer="layout" svg:width="11.43cm" svg:height="2.719cm" svg:x="0.254cm" svg:y="0cm" presentation:class="title" presentation:user-transformed="true">
          <draw:text-box>
            <text:p><text:span text:style-name="T5">TMUX </text:span><text:span text:style-name="T6">ver 0.2 (2015-06-03)</text:span></text:p>
          </draw:text-box>
        </draw:frame>
        <draw:frame presentation:style-name="pr3" draw:text-style-name="P5" draw:layer="layout" svg:width="11.3cm" svg:height="17.526cm" svg:x="0.508cm" svg:y="1.529cm" presentation:class="subtitle" presentation:user-transformed="true">
          <draw:text-box>
            <text:p text:style-name="P2"><text:span text:style-name="T7"/></text:p>
            <text:p text:style-name="P2"><text:span text:style-name="T7"># session management</text:span></text:p>
            <text:p text:style-name="P2"><text:span text:style-name="T8"/></text:p>
            <text:p text:style-name="P2"><text:span text:style-name="T8">tmux list-sessions <text:s/>\ <text:s/>tmux ls</text:span></text:p>
            <text:p text:style-name="P2"><text:span text:style-name="T8">tmux new -s session-name</text:span></text:p>
            <text:p text:style-name="P2"><text:span text:style-name="T8"/></text:p>
            <text:p text:style-name="P2"><text:span text:style-name="T8">Ctrl-b d <text:s text:c="8"/></text:span><text:span text:style-name="T9">Detach from session</text:span></text:p>
            <text:p text:style-name="P2"><text:span text:style-name="T8">tmux attach <text:s/>\ <text:s/>tmux a</text:span></text:p>
            <text:p text:style-name="P2"><text:span text:style-name="T8">tmux attach -t [session name]</text:span></text:p>
            <text:p text:style-name="P2"><text:span text:style-name="T8">Ctrl-b s <text:s text:c="8"/></text:span><text:span text:style-name="T9">show sessions</text:span></text:p>
            <text:p text:style-name="P2"><text:span text:style-name="T8">Ctrl-b $ <text:s text:c="8"/></text:span><text:span text:style-name="T9">rename session</text:span></text:p>
            <text:p text:style-name="P2"><text:span text:style-name="T9"/></text:p>
            <text:p text:style-name="P2"><text:span text:style-name="T8">tmux kill-session -t session-name</text:span></text:p>
            <text:p text:style-name="P2"><text:span text:style-name="T10"/></text:p>
            <text:p text:style-name="P2"><text:span text:style-name="T7"/></text:p>
            <text:p text:style-name="P2"><text:span text:style-name="T7"># Windows Navigation</text:span></text:p>
            <text:p text:style-name="P2"><text:span text:style-name="T7"/></text:p>
            <text:p text:style-name="P2"><text:span text:style-name="T8">Ctrl-b c </text:span><text:span text:style-name="T8"><text:tab/></text:span><text:span text:style-name="T8"> <text:s text:c="9"/></text:span><text:span text:style-name="T9">Create new window</text:span></text:p>
            <text:p text:style-name="P2"><text:span text:style-name="T8">Ctrl-b d <text:s text:c="13"/></text:span><text:span text:style-name="T9">Detach current client</text:span></text:p>
            <text:p text:style-name="P2"><text:span text:style-name="T8">Ctrl-b w <text:s text:c="12"/></text:span><text:span text:style-name="T9">List all windows</text:span></text:p>
            <text:p text:style-name="P2"><text:span text:style-name="T8">Ctrl-b 0..9 <text:s text:c="9"/></text:span><text:span text:style-name="T9">move to specified windows</text:span></text:p>
            <text:p text:style-name="P2"><text:span text:style-name="T8">Ctrl-b p <text:s text:c="13"/></text:span><text:span text:style-name="T9">Previous window <text:s text:c="8"/></text:span></text:p>
            <text:p text:style-name="P2"><text:span text:style-name="T8">Ctrl-b n <text:s text:c="13"/></text:span><text:span text:style-name="T9">next window</text:span></text:p>
            <text:p text:style-name="P2"><text:span text:style-name="T8">Ctrl-b x <text:s text:c="13"/></text:span><text:span text:style-name="T9">Kill current window</text:span></text:p>
            <text:p text:style-name="P2"><text:span text:style-name="T8">Ctrl-b , <text:s text:c="14"/></text:span><text:span text:style-name="T9">Rename current window</text:span></text:p>
            <text:p text:style-name="P2"><text:span text:style-name="T10"/></text:p>
            <text:p text:style-name="P2"><text:span text:style-name="T10"/></text:p>
          </draw:text-box>
        </draw:frame>
        <draw:frame draw:style-name="gr1" draw:text-style-name="P6" draw:layer="layout" svg:width="11.684cm" svg:height="7.791cm" svg:x="14.224cm" svg:y="12.805cm">
          <draw:text-box>
            <text:p text:style-name="P1"><text:span text:style-name="T11"/></text:p>
            <text:p text:style-name="P1"><text:span text:style-name="T12">~/.tmux.conf:</text:span></text:p>
            <text:p text:style-name="P1"><text:span text:style-name="T13"># Easy config reload</text:span></text:p>
            <text:p text:style-name="P1"><text:span text:style-name="T13">bind-key r source-file ~/.tmux.conf \; display-message "tmux.conf reloaded."</text:span></text:p>
            <text:p text:style-name="P1"><text:span text:style-name="T13"><text:s/></text:span></text:p>
            <text:p text:style-name="P1"><text:span text:style-name="T13"><text:s/></text:span></text:p>
            <text:p text:style-name="P1"><text:span text:style-name="T13"># Set easier window split keys</text:span></text:p>
            <text:p text:style-name="P1"><text:span text:style-name="T13">bind-key v split-window -h</text:span></text:p>
            <text:p text:style-name="P1"><text:span text:style-name="T13">bind-key h split-window -v</text:span></text:p>
            <text:p text:style-name="P1"><text:span text:style-name="T13"><text:s/></text:span></text:p>
            <text:p text:style-name="P1"><text:span text:style-name="T13"><text:s text:c="2"/></text:span></text:p>
            <text:p text:style-name="P1"><text:span text:style-name="T13"># Mouse Mode</text:span></text:p>
            <text:p text:style-name="P1"><text:span text:style-name="T13">set -g mode-mouse on</text:span></text:p>
            <text:p text:style-name="P1"><text:span text:style-name="T13">set -g mouse-resize-pane on</text:span></text:p>
            <text:p text:style-name="P1"><text:span text:style-name="T13">set -g mouse-select-pane on</text:span></text:p>
            <text:p text:style-name="P1"><text:span text:style-name="T13">set -g mouse-select-window on</text:span></text:p>
            <text:p text:style-name="P1"><text:span text:style-name="T13">set -g history-limit 10000</text:span></text:p>
            <text:p text:style-name="P1"><text:span text:style-name="T13"><text:s/></text:span></text:p>
            <text:p text:style-name="P1"><text:span text:style-name="T13"># vi mode </text:span></text:p>
            <text:p text:style-name="P1"><text:span text:style-name="T13">set-window-option -g mode-keys vi</text:span></text:p>
          </draw:text-box>
        </draw:frame>
        <draw:frame presentation:style-name="pr4" draw:text-style-name="P3" draw:layer="layout" svg:width="13.716cm" svg:height="2.617cm" svg:x="0.508cm" svg:y="17.703cm">
          <draw:text-box>
            <text:p text:style-name="P1"><text:span text:style-name="T1"/></text:p>
            <text:p text:style-name="P2"><text:span text:style-name="T14">Ctrl-b ? <text:s text:c="14"/></text:span><text:span text:style-name="T3">List all keybindings</text:span></text:p>
            <text:p text:style-name="P2"><text:span text:style-name="T14">Copy: <text:s text:c="2"/></text:span><text:span text:style-name="T2">Ctrl-b [ <text:s/></text:span><text:span text:style-name="T3"><text:s/>go to starting point , SPACE, ENTER</text:span></text:p>
            <text:p text:style-name="P1"><text:span text:style-name="T14">Paste: <text:s/></text:span><text:span text:style-name="T2">Ctrl-b ]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lan Shavit</meta:initial-creator>
    <meta:creation-date>2015-03-08T02:38:43.059845472</meta:creation-date>
    <dc:date>2015-06-03T17:59:17.145056474</dc:date>
    <dc:creator>Ilan Shavit</dc:creator>
    <meta:editing-duration>PT1H25M48S</meta:editing-duration>
    <meta:editing-cycles>38</meta:editing-cycles>
    <meta:generator>LibreOffice/4.4.3.2$Linux_X86_64 LibreOffice_project/40m0$Build-2</meta:generator>
    <meta:document-statistic meta:object-count="28"/>
  </office:meta>
</office:document-meta>
</file>